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all Id</text:p>
          </table:table-cell>
          <table:table-cell office:value-type="string" table:style-name="ce2">
            <text:p>Agent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Topic</text:p>
          </table:table-cell>
          <table:table-cell office:value-type="string" table:style-name="ce2">
            <text:p>Answered (Y/N)</text:p>
          </table:table-cell>
          <table:table-cell office:value-type="string" table:style-name="ce2">
            <text:p>Resolved</text:p>
          </table:table-cell>
          <table:table-cell office:value-type="string" table:style-name="ce2">
            <text:p>Speed of answer in second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0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9:12:5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9" table:style-name="ce2">
            <text:p>10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0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9:12:5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0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9:47:3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0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9:47:3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0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0:00:2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5" table:style-name="ce2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0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0:00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0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0:22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0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0:22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0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13:55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5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13:5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15:2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15:2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52:4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52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9" table:style-name="ce2">
            <text:p>8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55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8" table:style-name="ce2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55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3" table:style-name="ce2">
            <text:p>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57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1:57:0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1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01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01:2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1" table:style-name="ce2">
            <text:p>1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02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02:5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9" table:style-name="ce2">
            <text:p>8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02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02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8" table:style-name="ce2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30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6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30:1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40:1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9" table:style-name="ce2">
            <text:p>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40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1" table:style-name="ce2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2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40:1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6" table:style-name="ce2">
            <text:p>1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2:40:1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3:24:5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3:24:5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2" table:style-name="ce2">
            <text:p>1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3:33:3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7" table:style-name="ce2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3:33:3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3:42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3:42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3:42:1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20" table:style-name="ce2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8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3:42:1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2" table:style-name="ce2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39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4:38:2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0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4:38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9" table:style-name="ce2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4:47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7" table:style-name="ce2">
            <text:p>2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4:47:0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0" table:style-name="ce2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4:47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4:47:0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5:44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5" table:style-name="ce2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5:44:3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13:55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13:5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4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25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4" table:style-name="ce2">
            <text:p>1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25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35:3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35:3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36:5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3" table:style-name="ce2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36:5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44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5" table:style-name="ce2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6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44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3" table:style-name="ce2">
            <text:p>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57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8" table:style-name="ce2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1-Jan-21</text:p>
          </table:table-cell>
          <table:table-cell office:value-type="string" table:style-name="ce2">
            <text:p>31-Dec-99 17:57:0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59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9:05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5" table:style-name="ce2">
            <text:p>6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9:05:4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9:18:4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7" table:style-name="ce2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9:18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9:20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6" table:style-name="ce2">
            <text:p>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9:20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0" table:style-name="ce2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9:38:5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9:38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90" table:style-name="ce2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0:04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0:04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6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0:33:3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9" table:style-name="ce2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0:33:3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08:1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0" table:style-name="ce2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08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26:5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26:5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2" table:style-name="ce2">
            <text:p>1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42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25" table:style-name="ce2">
            <text:p>1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42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3" table:style-name="ce2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1" table:style-name="ce2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7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54:1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8" table:style-name="ce2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1:54:1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1" table:style-name="ce2">
            <text:p>1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00:0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8" table:style-name="ce2">
            <text:p>1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00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2" table:style-name="ce2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20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20:1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8" table:style-name="ce2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41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6" table:style-name="ce2">
            <text:p>1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41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2" table:style-name="ce2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44:3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44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8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59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2:59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03:2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6" table:style-name="ce2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03:2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1" table:style-name="ce2">
            <text:p>1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04:4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6" table:style-name="ce2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04:4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0" table:style-name="ce2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13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13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20:3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20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099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20:3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20:3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5" table:style-name="ce2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45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45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79" table:style-name="ce2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49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49:2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8" table:style-name="ce2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53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2" table:style-name="ce2">
            <text:p>1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3:53:4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5" table:style-name="ce2">
            <text:p>6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4:22:3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4:22:3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09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4:52:4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4:52:4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5:10:0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2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5:10:0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5:36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3" table:style-name="ce2">
            <text:p>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5:36:0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7:36:5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7:36:5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7:47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2-Jan-21</text:p>
          </table:table-cell>
          <table:table-cell office:value-type="string" table:style-name="ce2">
            <text:p>31-Dec-99 17:47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3" table:style-name="ce2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19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9:10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9:10:0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1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9:47:3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3" table:style-name="ce2">
            <text:p>1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9:47:3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9" table:style-name="ce2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29:1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29:1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37:5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37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52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5" table:style-name="ce2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52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2" table:style-name="ce2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2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52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9" table:style-name="ce2">
            <text:p>9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52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9" table:style-name="ce2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58:05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2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0:58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02:2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02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03:5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03:5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05" table:style-name="ce2">
            <text:p>1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06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12" table:style-name="ce2">
            <text:p>1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06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3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16:4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16:4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0" table:style-name="ce2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1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26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26:5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0" table:style-name="ce2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38:2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1" table:style-name="ce2">
            <text:p>1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38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1" table:style-name="ce2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52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6" table:style-name="ce2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52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55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7" table:style-name="ce2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55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6" table:style-name="ce2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49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58:3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1:58:3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2:33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2:33:0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2:54:4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2" table:style-name="ce2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2:54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7" table:style-name="ce2">
            <text:p>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12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6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12:0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14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8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14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8" table:style-name="ce2">
            <text:p>1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5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27:5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3" table:style-name="ce2">
            <text:p>1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27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1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35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4" table:style-name="ce2">
            <text:p>1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35:0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9" table:style-name="ce2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58:0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58:0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58:0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3:58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4:03:5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4:03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6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4:47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8" table:style-name="ce2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4:47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4" table:style-name="ce2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5:34:3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25" table:style-name="ce2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5:34:3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6:29:1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6:29:1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7" table:style-name="ce2">
            <text:p>1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7:31:1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7" table:style-name="ce2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3-Jan-21</text:p>
          </table:table-cell>
          <table:table-cell office:value-type="string" table:style-name="ce2">
            <text:p>31-Dec-99 17:31:1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9:01:2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9:01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3" table:style-name="ce2">
            <text:p>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7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9:31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9:31:4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1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9:43:1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9:43:1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0:03:2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6" table:style-name="ce2">
            <text:p>1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0:03:2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7" table:style-name="ce2">
            <text:p>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0:27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0" table:style-name="ce2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0:27:5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09:3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09:3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89" table:style-name="ce2">
            <text:p>8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8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13:55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13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3" table:style-name="ce2">
            <text:p>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18:1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18:1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22:3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1" table:style-name="ce2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22:3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32:3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1:32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2:02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8" table:style-name="ce2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2:02:5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19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2:15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2:15:5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3" table:style-name="ce2">
            <text:p>1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2:15:5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95" table:style-name="ce2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2:15:5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0" table:style-name="ce2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3:32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3:32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7" table:style-name="ce2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3:45:0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3:45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5" table:style-name="ce2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3:56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2" table:style-name="ce2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3:56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8" table:style-name="ce2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0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4:25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9" table:style-name="ce2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4:25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6" table:style-name="ce2">
            <text:p>1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4:28:1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4:28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6" table:style-name="ce2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4:31:1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4:31:1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7" table:style-name="ce2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4:49:5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4:49:5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5:23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6" table:style-name="ce2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5:23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3" table:style-name="ce2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19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5:48:5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0" table:style-name="ce2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5:48:5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6:48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6:48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6:49:2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1" table:style-name="ce2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6:49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5" table:style-name="ce2">
            <text:p>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6:49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7" table:style-name="ce2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6:49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7:35:3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7:35:3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2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7:39:5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4-Jan-21</text:p>
          </table:table-cell>
          <table:table-cell office:value-type="string" table:style-name="ce2">
            <text:p>31-Dec-99 17:39:5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7" table:style-name="ce2">
            <text:p>1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9:08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8" table:style-name="ce2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9:08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9:25:5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68" table:style-name="ce2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9:25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7" table:style-name="ce2">
            <text:p>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9:33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6" table:style-name="ce2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9:33:0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0:00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3" table:style-name="ce2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0:00:2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3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0:49:2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6" table:style-name="ce2">
            <text:p>1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0:49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3" table:style-name="ce2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1:31:1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1:31:1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" table:style-name="ce2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1:41:1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3" table:style-name="ce2">
            <text:p>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1:41:1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9" table:style-name="ce2">
            <text:p>10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1:49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9" table:style-name="ce2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6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1:49:5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1:49:55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1:49:5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9" table:style-name="ce2">
            <text:p>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4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2:00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2" table:style-name="ce2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2:00:0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2:12:5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2:12:5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2" table:style-name="ce2">
            <text:p>6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3:04:4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3" table:style-name="ce2">
            <text:p>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3:04:4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1" table:style-name="ce2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3:59:3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3:59:3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6" table:style-name="ce2">
            <text:p>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4:42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4:42:4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59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18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7" table:style-name="ce2">
            <text:p>1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18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20:1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20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31:4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7" table:style-name="ce2">
            <text:p>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31:4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2" table:style-name="ce2">
            <text:p>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31:4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8" table:style-name="ce2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31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37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0" table:style-name="ce2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37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3" table:style-name="ce2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6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44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5" table:style-name="ce2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5:44:3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1" table:style-name="ce2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1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6:06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6:06:1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6:16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94" table:style-name="ce2">
            <text:p>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6:16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1" table:style-name="ce2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6:27:5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0" table:style-name="ce2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6:27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9" table:style-name="ce2">
            <text:p>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25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25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7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29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29:4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6" table:style-name="ce2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38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38:2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5" table:style-name="ce2">
            <text:p>6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44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44:1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57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1" table:style-name="ce2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5-Jan-21</text:p>
          </table:table-cell>
          <table:table-cell office:value-type="string" table:style-name="ce2">
            <text:p>31-Dec-99 17:57:0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9:08:3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9:08:3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89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0:06:1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0:06:1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3" table:style-name="ce2">
            <text:p>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0:07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0:07:4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2" table:style-name="ce2">
            <text:p>1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0:32:1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1" table:style-name="ce2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0:32:1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4" table:style-name="ce2">
            <text:p>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0:42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0:42:1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5" table:style-name="ce2">
            <text:p>1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1:12:2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1:12:2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29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1:29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1:29:4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0" table:style-name="ce2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1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1:38:2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1:38:2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1:45:3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6" table:style-name="ce2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1:45:3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2:05:4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6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2:05:4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2:07:1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02" table:style-name="ce2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2:07:1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0" table:style-name="ce2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0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3:58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2" table:style-name="ce2">
            <text:p>1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3:58:0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4:03:5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4:03:5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1" table:style-name="ce2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4:13:5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4:13:5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7" table:style-name="ce2">
            <text:p>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4:32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7" table:style-name="ce2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4:32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8" table:style-name="ce2">
            <text:p>1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19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4:57:0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9" table:style-name="ce2">
            <text:p>9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4:57:0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6" table:style-name="ce2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5:02:5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1" table:style-name="ce2">
            <text:p>1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5:02:5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5:12:5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2" table:style-name="ce2">
            <text:p>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5:12:5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4" table:style-name="ce2">
            <text:p>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17:4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0" table:style-name="ce2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17:4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22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22:0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29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27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27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35:0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35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39:2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6:39:2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" table:style-name="ce2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00:5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8" table:style-name="ce2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00:5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7" table:style-name="ce2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19:4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5" table:style-name="ce2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19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3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21:0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21:0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" table:style-name="ce2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22:3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5" table:style-name="ce2">
            <text:p>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22:3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24:0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6" table:style-name="ce2">
            <text:p>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6-Jan-21</text:p>
          </table:table-cell>
          <table:table-cell office:value-type="string" table:style-name="ce2">
            <text:p>31-Dec-99 17:24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8" table:style-name="ce2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9:04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2" table:style-name="ce2">
            <text:p>6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9:04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9:07:1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6" table:style-name="ce2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9:07:1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4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9:20:1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0" table:style-name="ce2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9:20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" table:style-name="ce2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0:14:5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4" table:style-name="ce2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0:14:5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5" table:style-name="ce2">
            <text:p>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0:23:3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2" table:style-name="ce2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0:23:3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0" table:style-name="ce2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0:33:3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0:33:3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0:48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8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0:48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5" table:style-name="ce2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5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1:36:5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7" table:style-name="ce2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1:36:5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1" table:style-name="ce2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1:42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1:42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6" table:style-name="ce2">
            <text:p>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2" table:style-name="ce2">
            <text:p>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2:08:3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2:08:3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9" table:style-name="ce2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2:36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2:36:0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2" table:style-name="ce2">
            <text:p>1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6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2:48:5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2" table:style-name="ce2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2:48:5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3" table:style-name="ce2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3:26:2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3" table:style-name="ce2">
            <text:p>1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3:26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3" table:style-name="ce2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3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29" table:style-name="ce2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3:42:1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3:42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4" table:style-name="ce2">
            <text:p>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3:45:0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4" table:style-name="ce2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3:45:0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" table:style-name="ce2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7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4:31:1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4:31:1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5:53:1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5:53:1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6:07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6:07:4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6:29:1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8" table:style-name="ce2">
            <text:p>1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6:29:1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5" table:style-name="ce2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6:40:4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6:40:4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8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03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03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39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39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47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8" table:style-name="ce2">
            <text:p>1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47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48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48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55:4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7-Jan-21</text:p>
          </table:table-cell>
          <table:table-cell office:value-type="string" table:style-name="ce2">
            <text:p>31-Dec-99 17:55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2" table:style-name="ce2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39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9:00:0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9:00:0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7" table:style-name="ce2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5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9:47:3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4" table:style-name="ce2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9:47:3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9:59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9:59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0:42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23" table:style-name="ce2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0:42:1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0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0:49:2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9" table:style-name="ce2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0:49:2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5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0:49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0:49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8" table:style-name="ce2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1:00:5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5" table:style-name="ce2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1:00:5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1:16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9" table:style-name="ce2">
            <text:p>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1:16:4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12" table:style-name="ce2">
            <text:p>1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1:16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1:16:4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9" table:style-name="ce2">
            <text:p>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1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2:12:5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1" table:style-name="ce2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2:12:5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2" table:style-name="ce2">
            <text:p>1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1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2:14:2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9" table:style-name="ce2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2:14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8" table:style-name="ce2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2:38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0" table:style-name="ce2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2:38:5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7" table:style-name="ce2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2:48:5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2:48:5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87" table:style-name="ce2">
            <text:p>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3:10:3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3:10:3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2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3:10:3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3:10:3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3:17:4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7" table:style-name="ce2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3:17:4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3:43:4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4" table:style-name="ce2">
            <text:p>1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3:43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6" table:style-name="ce2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5:37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7" table:style-name="ce2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5:37:2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5:43:1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5:43:1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1" table:style-name="ce2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3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5:53:1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0" table:style-name="ce2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5:53:1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1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5:54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5:54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8" table:style-name="ce2">
            <text:p>1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6:37:5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6:37:5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3" table:style-name="ce2">
            <text:p>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8:00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8-Jan-21</text:p>
          </table:table-cell>
          <table:table-cell office:value-type="string" table:style-name="ce2">
            <text:p>31-Dec-99 18:00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11" table:style-name="ce2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9:07:1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9:07:1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8" table:style-name="ce2">
            <text:p>1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4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1" table:style-name="ce2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9:34:3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0" table:style-name="ce2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9:34:3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0:22:0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0:22:0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7" table:style-name="ce2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0:29:1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0:29:1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0:32:1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3" table:style-name="ce2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0:32:1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6" table:style-name="ce2">
            <text:p>1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5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0:58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5" table:style-name="ce2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0:58:0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6" table:style-name="ce2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05:1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05:1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11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11:0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6" table:style-name="ce2">
            <text:p>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16:4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6" table:style-name="ce2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6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16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5" table:style-name="ce2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25:2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25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69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48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48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48:2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48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3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48:2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7" table:style-name="ce2">
            <text:p>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48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55:4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2" table:style-name="ce2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6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1:55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5" table:style-name="ce2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2:31:4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8" table:style-name="ce2">
            <text:p>1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2:31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0" table:style-name="ce2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7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2:33:0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0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2:33:0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8" table:style-name="ce2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2:40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2:40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2:50:2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2:50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3:03:2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0" table:style-name="ce2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6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3:03:2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3" table:style-name="ce2">
            <text:p>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3:39:2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8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3:39:2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1" table:style-name="ce2">
            <text:p>1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8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3:59:3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5" table:style-name="ce2">
            <text:p>1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3:59:3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4:12:2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4" table:style-name="ce2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4:12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4:19:4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4:19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4:51:2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3" table:style-name="ce2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4:51:2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8" table:style-name="ce2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5:43:1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5:43:1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499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6:58:0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6:58:0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05:1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05:1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2" table:style-name="ce2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21:0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21:0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22:3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5" table:style-name="ce2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22:3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7" table:style-name="ce2">
            <text:p>2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24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1" table:style-name="ce2">
            <text:p>1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24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0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28:1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28:1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1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32:3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32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42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60" table:style-name="ce2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09-Jan-21</text:p>
          </table:table-cell>
          <table:table-cell office:value-type="string" table:style-name="ce2">
            <text:p>31-Dec-99 17:42:4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9:00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9:00:0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5" table:style-name="ce2">
            <text:p>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9:08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3" table:style-name="ce2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9:08:3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9" table:style-name="ce2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1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0:06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4" table:style-name="ce2">
            <text:p>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0:06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7" table:style-name="ce2">
            <text:p>1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0:35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" table:style-name="ce2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2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0:35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2" table:style-name="ce2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11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6" table:style-name="ce2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11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18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18:1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29:4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" table:style-name="ce2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29:4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29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31:1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31:1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1" table:style-name="ce2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6" table:style-name="ce2">
            <text:p>1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2:27:2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4" table:style-name="ce2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2:27:2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2:33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1" table:style-name="ce2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2:33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2:56:1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9" table:style-name="ce2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2:56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3" table:style-name="ce2">
            <text:p>1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3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3:13:2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0" table:style-name="ce2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3:13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3:48:0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3:48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3:52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8" table:style-name="ce2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3:52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6" table:style-name="ce2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09:3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09:3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16:4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16:4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4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25:2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25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1" table:style-name="ce2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32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7" table:style-name="ce2">
            <text:p>1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32:3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58:3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8" table:style-name="ce2">
            <text:p>1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4:58:3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7" table:style-name="ce2">
            <text:p>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5:56:1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8" table:style-name="ce2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5:56:1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2" table:style-name="ce2">
            <text:p>1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00:2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9" table:style-name="ce2">
            <text:p>9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00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3" table:style-name="ce2">
            <text:p>1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5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37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2" table:style-name="ce2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37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1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37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8" table:style-name="ce2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37:5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4" table:style-name="ce2">
            <text:p>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42:1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42:1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58:0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1" table:style-name="ce2">
            <text:p>1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6:58:0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7" table:style-name="ce2">
            <text:p>1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24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24:0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6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25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9" table:style-name="ce2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25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0" table:style-name="ce2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31:1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31:1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5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35:3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35:3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39:5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9" table:style-name="ce2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39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22" table:style-name="ce2">
            <text:p>1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48:2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0-Jan-21</text:p>
          </table:table-cell>
          <table:table-cell office:value-type="string" table:style-name="ce2">
            <text:p>31-Dec-99 17:48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7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30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30:1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37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37:2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38:5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38:5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38:5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38:5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3" table:style-name="ce2">
            <text:p>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48:5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8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9:48:5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0" table:style-name="ce2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8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04:4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04:4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1" table:style-name="ce2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13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13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20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6" table:style-name="ce2">
            <text:p>1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20:3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26:2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7" table:style-name="ce2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26:2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32:1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0:32:1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59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05:1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05:1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3" table:style-name="ce2">
            <text:p>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1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28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9" table:style-name="ce2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28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29:4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29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75" table:style-name="ce2">
            <text:p>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36:5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4" table:style-name="ce2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36:5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0" table:style-name="ce2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0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10:0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5" table:style-name="ce2">
            <text:p>1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10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5" table:style-name="ce2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20:1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6" table:style-name="ce2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20:1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4" table:style-name="ce2">
            <text:p>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24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24:2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3" table:style-name="ce2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43:1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5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43:1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43:1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43:1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2" table:style-name="ce2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19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57:3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5" table:style-name="ce2">
            <text:p>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2:57:3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23" table:style-name="ce2">
            <text:p>1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3:19:1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3:19:1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3:55:1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5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3:55:1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09:3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09:3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13:5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13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62" table:style-name="ce2">
            <text:p>6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2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19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3" table:style-name="ce2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19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2" table:style-name="ce2">
            <text:p>1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24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2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24:0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26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26:5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28:1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28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8" table:style-name="ce2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32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0" table:style-name="ce2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32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3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57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0" table:style-name="ce2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4:57:0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1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5:12:5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3" table:style-name="ce2">
            <text:p>1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5:12:5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5:37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2" table:style-name="ce2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5:37:2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5:59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5:59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0" table:style-name="ce2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6:17:4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8" table:style-name="ce2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6:17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4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6:43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6:43:4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06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9" table:style-name="ce2">
            <text:p>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06:4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22:3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22:3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41:1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9" table:style-name="ce2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41:1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6" table:style-name="ce2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41:1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41:1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1" table:style-name="ce2">
            <text:p>1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5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48:2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1" table:style-name="ce2">
            <text:p>1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48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49:5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1-Jan-21</text:p>
          </table:table-cell>
          <table:table-cell office:value-type="string" table:style-name="ce2">
            <text:p>31-Dec-99 17:49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0" table:style-name="ce2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9:51:5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4" table:style-name="ce2">
            <text:p>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9:51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5" table:style-name="ce2">
            <text:p>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9:57:3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9:57:3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12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3" table:style-name="ce2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12:0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0" table:style-name="ce2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6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16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16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9" table:style-name="ce2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39:2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1" table:style-name="ce2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39:2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7" table:style-name="ce2">
            <text:p>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48:0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7" table:style-name="ce2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48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49:2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0" table:style-name="ce2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0:49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1:06:4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1:06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7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1:41:1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0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1:41:1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9" table:style-name="ce2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2:04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4" table:style-name="ce2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2:04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5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3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3:03:2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3:03:2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6" table:style-name="ce2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7" table:style-name="ce2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3:37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3:37:5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8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3:42:1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3:42:1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4:12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5" table:style-name="ce2">
            <text:p>1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2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4:12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4:51:2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9" table:style-name="ce2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4:51:2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5:08:3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00" table:style-name="ce2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5:08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5:23:0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6" table:style-name="ce2">
            <text:p>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5:23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69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5:47:3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4" table:style-name="ce2">
            <text:p>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5:47:3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1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5:51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2" table:style-name="ce2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5:51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7" table:style-name="ce2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12:0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1" table:style-name="ce2">
            <text:p>9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12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04" table:style-name="ce2">
            <text:p>1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45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1" table:style-name="ce2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45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46:3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46:3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0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49:2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49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8" table:style-name="ce2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1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50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0" table:style-name="ce2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50:5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9" table:style-name="ce2">
            <text:p>1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52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6:52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0" table:style-name="ce2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7:06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9" table:style-name="ce2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7:06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8:00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1" table:style-name="ce2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2-Jan-21</text:p>
          </table:table-cell>
          <table:table-cell office:value-type="string" table:style-name="ce2">
            <text:p>31-Dec-99 18:00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1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9:21:3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9:21:3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2" table:style-name="ce2">
            <text:p>1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9:44:3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9:44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2" table:style-name="ce2">
            <text:p>6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9:46:0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37" table:style-name="ce2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9:46:0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2" table:style-name="ce2">
            <text:p>1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5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9:56:1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0" table:style-name="ce2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9:56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0:37:5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0:37:55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2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1:06:4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1:06:4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1:09:3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1:09:3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4" table:style-name="ce2">
            <text:p>1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1:45:3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79" table:style-name="ce2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1:45:3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1:54:1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1:54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7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2:31:4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3" table:style-name="ce2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8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2:31:4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3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2:37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7" table:style-name="ce2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2:37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3" table:style-name="ce2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2:40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6" table:style-name="ce2">
            <text:p>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2:40:1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4:02:2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9" table:style-name="ce2">
            <text:p>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4:02:2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8" table:style-name="ce2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4:26:5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12" table:style-name="ce2">
            <text:p>1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4:26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4:48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9" table:style-name="ce2">
            <text:p>8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4:48:2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4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5:14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5:14:2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3" table:style-name="ce2">
            <text:p>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5:27:2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" table:style-name="ce2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5:27:2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0" table:style-name="ce2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5:34:3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5:34:3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3" table:style-name="ce2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5:40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5:40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8" table:style-name="ce2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7:58:3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3" table:style-name="ce2">
            <text:p>1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3-Jan-21</text:p>
          </table:table-cell>
          <table:table-cell office:value-type="string" table:style-name="ce2">
            <text:p>31-Dec-99 17:58:3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5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9:02:5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7" table:style-name="ce2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9:02:5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4" table:style-name="ce2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9:14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4" table:style-name="ce2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9:14:2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9:17:1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9:17:1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5" table:style-name="ce2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1" table:style-name="ce2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0:01:5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1" table:style-name="ce2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0:01:5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6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0:53:4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0:53:4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1:19:4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1" table:style-name="ce2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1:19:4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1:32:3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5" table:style-name="ce2">
            <text:p>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1:32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8" table:style-name="ce2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1:35:31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7" table:style-name="ce2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1:35:3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2" table:style-name="ce2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01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6" table:style-name="ce2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8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01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7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05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0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05:4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5" table:style-name="ce2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11:3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0" table:style-name="ce2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2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11:3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" table:style-name="ce2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33:0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33:0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8" table:style-name="ce2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43:1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2:43:1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49" table:style-name="ce2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3:01:5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1" table:style-name="ce2">
            <text:p>1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8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3:01:5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2" table:style-name="ce2">
            <text:p>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8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8" table:style-name="ce2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1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3:35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9" table:style-name="ce2">
            <text:p>10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3:35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4:09:3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2" table:style-name="ce2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4:09:3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8" table:style-name="ce2">
            <text:p>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4:38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4:38:2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4:57:0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4:57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8" table:style-name="ce2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79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5:20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5:20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5:51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2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5:51:5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5:54:4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5:54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6:27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6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6:27:5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6" table:style-name="ce2">
            <text:p>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6:39:2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6:39:2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0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7:19:4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0" table:style-name="ce2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7:19:4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8" table:style-name="ce2">
            <text:p>1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7:22:3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3" table:style-name="ce2">
            <text:p>1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7:22:3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7:32:3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7:32:3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7:32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7" table:style-name="ce2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4-Jan-21</text:p>
          </table:table-cell>
          <table:table-cell office:value-type="string" table:style-name="ce2">
            <text:p>31-Dec-99 17:32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0" table:style-name="ce2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9:40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9:40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0" table:style-name="ce2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1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9:40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20" table:style-name="ce2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9:40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9:50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3" table:style-name="ce2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9:50:2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3" table:style-name="ce2">
            <text:p>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0:56:3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9" table:style-name="ce2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0:56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3" table:style-name="ce2">
            <text:p>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1:31:1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1:31:1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1:38:2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1:38:2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1" table:style-name="ce2">
            <text:p>9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29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1:45:3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1" table:style-name="ce2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1:45:3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1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3:46:3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2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3:46:3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8" table:style-name="ce2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3:53:4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3:53:4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7" table:style-name="ce2">
            <text:p>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4:08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4:08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9" table:style-name="ce2">
            <text:p>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4:13:55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4:13:5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0" table:style-name="ce2">
            <text:p>1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3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5:01:2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5:01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1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5:21:3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60" table:style-name="ce2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5:21:3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3" table:style-name="ce2">
            <text:p>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5:30:1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5:30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9" table:style-name="ce2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5:46:0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5:46:0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2" table:style-name="ce2">
            <text:p>1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6:06:1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0" table:style-name="ce2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6:06:1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7" table:style-name="ce2">
            <text:p>1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4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6:37:55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0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6:37:55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1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6:40:4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6:40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6" table:style-name="ce2">
            <text:p>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6:43:41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6:43:4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4" table:style-name="ce2">
            <text:p>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7:21:0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7:21:07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9" table:style-name="ce2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7:38:2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3" table:style-name="ce2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7:38:2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5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7:41:1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7:41:1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1" table:style-name="ce2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8:00:0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2" table:style-name="ce2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2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5-Jan-21</text:p>
          </table:table-cell>
          <table:table-cell office:value-type="string" table:style-name="ce2">
            <text:p>31-Dec-99 18:00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3" table:style-name="ce2">
            <text:p>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3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9:00:0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9:00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0:20:3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0:20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5" table:style-name="ce2">
            <text:p>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0:30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5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0:30:43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1" table:style-name="ce2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6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0:52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3" table:style-name="ce2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0:52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5" table:style-name="ce2">
            <text:p>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1:08:1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3" table:style-name="ce2">
            <text:p>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1:08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3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2:14:2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2:14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0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2:28:4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2:28:48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07" table:style-name="ce2">
            <text:p>1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2:44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21" table:style-name="ce2">
            <text:p>1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8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2:44:3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7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2:56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2" table:style-name="ce2">
            <text:p>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2:56:1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24" table:style-name="ce2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3:03:2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3:03:2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8" table:style-name="ce2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3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3:35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4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3:35:0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3:36:2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8" table:style-name="ce2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6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3:36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0" table:style-name="ce2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02:2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4" table:style-name="ce2">
            <text:p>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02:2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8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11:02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2" table:style-name="ce2">
            <text:p>1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0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11:0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6" table:style-name="ce2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25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5" table:style-name="ce2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25:2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39:5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39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49:5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76" table:style-name="ce2">
            <text:p>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6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4:49:55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5:24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5:24:2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89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5:30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5" table:style-name="ce2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0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5:30:1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64" table:style-name="ce2">
            <text:p>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1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5:47:31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7" table:style-name="ce2">
            <text:p>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5:47:3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5:53:1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9" table:style-name="ce2">
            <text:p>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4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5:53:1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3" table:style-name="ce2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5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6:35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4" table:style-name="ce2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6:35:0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2" table:style-name="ce2">
            <text:p>1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6:36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6:36:29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0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6:52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8" table:style-name="ce2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6:52:1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3" table:style-name="ce2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7:42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6" table:style-name="ce2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2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7:42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8" table:style-name="ce2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7:57:0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9" table:style-name="ce2">
            <text:p>9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4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7:57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8" table:style-name="ce2">
            <text:p>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5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7:58:3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2" table:style-name="ce2">
            <text:p>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7:58:3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8:00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8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6-Jan-21</text:p>
          </table:table-cell>
          <table:table-cell office:value-type="string" table:style-name="ce2">
            <text:p>31-Dec-99 18:00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4" table:style-name="ce2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1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9:51:50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9" table:style-name="ce2">
            <text:p>8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9:51:5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6" table:style-name="ce2">
            <text:p>1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0:32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2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0:32:1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5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3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1:42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9" table:style-name="ce2">
            <text:p>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1:42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1:42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5" table:style-name="ce2">
            <text:p>1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1:42:4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8" table:style-name="ce2">
            <text:p>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7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1:45:3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0" table:style-name="ce2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1:45:3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4" table:style-name="ce2">
            <text:p>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29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2:38:53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0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2:38:5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1" table:style-name="ce2">
            <text:p>1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2:44:3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2:44:3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3:29:1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0" table:style-name="ce2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4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3:29:1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5" table:style-name="ce2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5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6" table:style-name="ce2">
            <text:p>1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3:30:4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7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3:36:2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7" table:style-name="ce2">
            <text:p>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3:36:2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8" table:style-name="ce2">
            <text:p>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3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3:53:4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0" table:style-name="ce2">
            <text:p>12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3:53:46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1" table:style-name="ce2">
            <text:p>9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1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4:00:58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2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4:00:5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3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4:18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4:18:14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0" table:style-name="ce2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4:28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4:28:1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8" table:style-name="ce2">
            <text:p>1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7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4:31:12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8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4:31:12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49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5:00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5:00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4" table:style-name="ce2">
            <text:p>1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1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5:01:26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2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5:01:2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3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5:21:36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8" table:style-name="ce2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4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5:21:3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0" table:style-name="ce2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5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6:22:05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7" table:style-name="ce2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6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6:22:05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01" table:style-name="ce2">
            <text:p>1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6:24:5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1" table:style-name="ce2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8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6:24:58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59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6:29:1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4" table:style-name="ce2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0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6:29:1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7:06:43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2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7:06:4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7" table:style-name="ce2">
            <text:p>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3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7:16:48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4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7:16:48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91" table:style-name="ce2">
            <text:p>9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5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7:21:07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8" table:style-name="ce2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6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7:21:07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7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7:54:14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0" table:style-name="ce2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8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7-Jan-21</text:p>
          </table:table-cell>
          <table:table-cell office:value-type="string" table:style-name="ce2">
            <text:p>31-Dec-99 17:54:1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5" table:style-name="ce2">
            <text:p>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69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53" table:style-name="ce2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0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27" table:style-name="ce2">
            <text:p>2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1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0" table:style-name="ce2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2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9:24:2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3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9:31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3" table:style-name="ce2">
            <text:p>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9:31:41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5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9:36:00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6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9:36:00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0" table:style-name="ce2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7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0:16:19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5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8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0:16:19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5" table:style-name="ce2">
            <text:p>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79</text:p>
          </table:table-cell>
          <table:table-cell office:value-type="string" table:style-name="ce2">
            <text:p>Martha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28:19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0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28:19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3" table:style-name="ce2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1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47:0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0" table:style-name="ce2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3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51:22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90" table:style-name="ce2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4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51:22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57" table:style-name="ce2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55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3" table:style-name="ce2">
            <text:p>1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6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55:41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9" table:style-name="ce2">
            <text:p>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7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57:07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38" table:style-name="ce2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8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57:07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6" table:style-name="ce2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89</text:p>
          </table:table-cell>
          <table:table-cell office:value-type="string" table:style-name="ce2">
            <text:p>Diane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58:3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0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1:58:34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9" table:style-name="ce2">
            <text:p>8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1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00:00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21" table:style-name="ce2">
            <text:p>1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2</text:p>
          </table:table-cell>
          <table:table-cell office:value-type="string" table:style-name="ce2">
            <text:p>Jim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00:00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14" table:style-name="ce2">
            <text:p>1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3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34:34</text:p>
          </table:table-cell>
          <table:table-cell office:value-type="string" table:style-name="ce2">
            <text:p>Contract related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4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34:34</text:p>
          </table:table-cell>
          <table:table-cell office:value-type="string" table:style-name="ce2">
            <text:p>Technical Suppor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5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37:2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6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37:2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N</text:p>
          </table:table-cell>
          <table:table-cell office:value-type="float" office:value="101" table:style-name="ce2">
            <text:p>1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7</text:p>
          </table:table-cell>
          <table:table-cell office:value-type="string" table:style-name="ce2">
            <text:p>Joe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38:53</text:p>
          </table:table-cell>
          <table:table-cell office:value-type="string" table:style-name="ce2">
            <text:p>Payment related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87" table:style-name="ce2">
            <text:p>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8</text:p>
          </table:table-cell>
          <table:table-cell office:value-type="string" table:style-name="ce2">
            <text:p>Greg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38:53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0999</text:p>
          </table:table-cell>
          <table:table-cell office:value-type="string" table:style-name="ce2">
            <text:p>Stewart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41:46</text:p>
          </table:table-cell>
          <table:table-cell office:value-type="string" table:style-name="ce2">
            <text:p>Streaming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19" table:style-name="ce2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D1000</text:p>
          </table:table-cell>
          <table:table-cell office:value-type="string" table:style-name="ce2">
            <text:p>Becky</text:p>
          </table:table-cell>
          <table:table-cell office:value-type="string" table:style-name="ce2">
            <text:p>18-Jan-21</text:p>
          </table:table-cell>
          <table:table-cell office:value-type="string" table:style-name="ce2">
            <text:p>31-Dec-99 12:41:46</text:p>
          </table:table-cell>
          <table:table-cell office:value-type="string" table:style-name="ce2">
            <text:p>Admin Support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31" table:style-name="ce2">
            <text:p>31</text:p>
          </table:table-cell>
          <table:table-cell table:number-columns-repeated="16376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Harsehaj Kaur</meta:initial-creator>
    <dc:creator>Harsehaj Kaur</dc:creator>
    <meta:creation-date>2025-06-06T14:35:31Z</meta:creation-date>
    <dc:date>2025-06-06T14:37:12Z</dc:date>
  </office:meta>
</office:document-meta>
</file>